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Área*valor</text:p>
          </table:table-cell>
          <table:table-cell office:value-type="string" calcext:value-type="string">
            <text:p>Área²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[.A2]*[.B2]" office:value-type="float" office:value="21600" calcext:value-type="float">
            <text:p>21600</text:p>
          </table:table-cell>
          <table:table-cell table:formula="of:=[.A2]^2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0" calcext:value-type="float">
            <text:p>380</text:p>
          </table:table-cell>
          <table:table-cell table:formula="of:=[.A3]*[.B3]" office:value-type="float" office:value="45600" calcext:value-type="float">
            <text:p>45600</text:p>
          </table:table-cell>
          <table:table-cell table:formula="of:=[.A3]^2"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table:formula="of:=[.A4]*[.B4]" office:value-type="float" office:value="67500" calcext:value-type="float">
            <text:p>67500</text:p>
          </table:table-cell>
          <table:table-cell table:formula="of:=[.A4]^2"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[.A5]*[.B5]" office:value-type="float" office:value="81600" calcext:value-type="float">
            <text:p>81600</text:p>
          </table:table-cell>
          <table:table-cell table:formula="of:=[.A5]^2" office:value-type="float" office:value="28900" calcext:value-type="float">
            <text:p>289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Total</text:p>
          </table:table-cell>
        </table:table-row>
        <table:table-row table:style-name="ro1">
          <table:table-cell table:formula="of:=SUM([.A2:.A5])" office:value-type="float" office:value="520" calcext:value-type="float">
            <text:p>520</text:p>
          </table:table-cell>
          <table:table-cell table:formula="of:=SUM([.B2:.B5])" office:value-type="float" office:value="1580" calcext:value-type="float">
            <text:p>1580</text:p>
          </table:table-cell>
          <table:table-cell table:formula="of:=SUM([.C2:.C5])" office:value-type="float" office:value="216300" calcext:value-type="float">
            <text:p>216300</text:p>
          </table:table-cell>
          <table:table-cell table:formula="of:=SUM([.D2:.D5])" office:value-type="float" office:value="72200" calcext:value-type="float">
            <text:p>72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 cuadrado</text:p>
          </table:table-cell>
          <table:table-cell/>
        </table:table-row>
        <table:table-row table:style-name="ro1">
          <table:table-cell table:number-columns-repeated="2"/>
          <table:table-cell table:formula="of:=[.C8]^2" office:value-type="float" office:value="46785690000" calcext:value-type="float">
            <text:p>467856900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([.B14]*[.C8]-[.A8]*[.B8])/([.B14]*[.D8]-POWER(ABS([.A8]);2))" office:value-type="float" office:value="2.3695652173913" calcext:value-type="float">
            <text:p>2,36956521739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([.B8]*[.D8]-[.A8]*[.C8])/([.B14]*[.D8]-POWER(ABS([.A8]);2))" office:value-type="float" office:value="86.9565217391304" calcext:value-type="float">
            <text:p>86,95652173913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formula="of:=[.D21]*[.B16]+[.B18]" office:value-type="float" office:value="347.608695652174" calcext:value-type="float">
            <text:p>347,608695652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20:29:28.985000000</meta:creation-date>
    <dc:date>2023-05-10T21:28:24.855000000</dc:date>
    <meta:editing-duration>PT27M35S</meta:editing-duration>
    <meta:editing-cycles>1</meta:editing-cycles>
    <meta:document-statistic meta:table-count="1" meta:cell-count="40" meta:object-count="0"/>
    <meta:generator>LibreOffice/7.3.3.2$Windows_X86_64 LibreOffice_project/d1d0ea68f081ee2800a922cac8f79445e4603348</meta:generator>
  </office:meta>
</office:document-meta>
</file>